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Public_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Public_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Public_Proper" style:display-name="PageStyle_Criminal_Offenses_Public_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